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e2ae0" officeooo:paragraph-rsid="000e2ae0"/>
    </style:style>
    <style:style style:name="P2" style:family="paragraph" style:parent-style-name="Heading_20_2">
      <style:text-properties officeooo:paragraph-rsid="000e2ae0"/>
    </style:style>
    <style:style style:name="P3" style:family="paragraph" style:parent-style-name="Text_20_body">
      <style:text-properties officeooo:rsid="000e2ae0" officeooo:paragraph-rsid="000e2ae0"/>
    </style:style>
    <style:style style:name="T1" style:family="text">
      <style:text-properties officeooo:rsid="000e2ae0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29.5pt" fo:font-style="normal" fo:text-shadow="none" style:text-underline-style="none" fo:font-weight="normal" style:font-size-asian="29.5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otes:</text:h>
      <text:p text:style-name="P3">The indecent was caused by a Legal Administrator account, using computer: Up2-NoGud, with the IPv4 adress: 152.207.255.255.</text:p>
      <text:p text:style-name="P3">Occurred: 10/03/2023 at 8:30 AM.</text:p>
      <text:p text:style-name="P3"/>
      <text:h text:style-name="P2" text:outline-level="2"><text:span text:style-name="T1">Issues:</text:span></text:h>
      <text:p text:style-name="P3">User had full access from an admin account, the account should be shut down until further notice.</text:p>
      <text:p text:style-name="P3"/>
      <text:h text:style-name="P1" text:outline-level="2">Recommendations:</text:h>
      <text:p text:style-name="P3">Check MFA to protect from a threat actor getting a password, and take admin accounts and separate them into separate groups for principle of least privilege to reduce surface area of vulnerability in the fu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00:22.864399228</meta:creation-date>
    <dc:date>2025-01-15T11:07:14.449521463</dc:date>
    <meta:editing-duration>PT6M51S</meta:editing-duration>
    <meta:editing-cycles>1</meta:editing-cycles>
    <meta:document-statistic meta:table-count="0" meta:image-count="0" meta:object-count="0" meta:page-count="1" meta:paragraph-count="7" meta:word-count="77" meta:character-count="492" meta:non-whitespace-character-count="422"/>
    <meta:generator>LibreOffice/24.2.7.2$Linux_X86_64 LibreOffice_project/420$Build-2</meta:generator>
  </office:meta>
</office:document-meta>
</file>